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page" fo:line-height="150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size="20pt" style:font-size-asian="20pt" style:font-size-complex="20pt" fo:font-weight="bold" style:font-weight-asian="bold" style:font-weight-complex="bold"/>
    </style:style>
    <style:style style:name="T20_2" style:family="text">
      <style:text-properties fo:font-size="20pt" style:font-size-asian="20pt" style:font-size-complex="20pt"/>
    </style:style>
    <style:style style:name="T20_3" style:family="text">
      <style:text-properties fo:font-size="20pt" style:font-size-asian="20pt" style:font-size-complex="20pt"/>
    </style:style>
    <style:style style:name="T20_4" style:family="text">
      <style:text-properties fo:font-size="20pt" style:font-size-asian="20pt" style:font-size-complex="20pt"/>
    </style:style>
    <style:style style:name="T20_5" style:family="text">
      <style:text-properties fo:font-size="20pt" style:font-size-asian="20pt" style:font-size-complex="20pt"/>
    </style:style>
    <style:style style:name="T20_6" style:family="text">
      <style:text-properties fo:font-size="20pt" style:font-size-asian="20pt" style:font-size-complex="20pt"/>
    </style:style>
    <style:style style:name="T20_7" style:family="text">
      <style:text-properties fo:font-size="20pt" style:font-size-asian="20pt" style:font-size-complex="20pt"/>
    </style:style>
    <style:style style:name="T20_8" style:family="text">
      <style:text-properties fo:font-size="20pt" style:font-size-asian="20pt" style:font-size-complex="20pt"/>
    </style:style>
    <style:style style:name="T20_9" style:family="text">
      <style:text-properties fo:font-size="20pt" style:font-size-asian="20pt" style:font-size-complex="20pt"/>
    </style:style>
    <style:style style:name="P21" style:family="paragraph" style:parent-style-name="Standard">
      <style:paragraph-properties fo:text-align="justify" fo:break-before="auto" fo:line-height="107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justify" fo:break-before="auto" fo:line-height="115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P27" style:family="paragraph" style:parent-style-name="Standard">
      <style:paragraph-properties fo:text-align="justify" fo:break-before="auto" fo:line-height="107%" fo:margin-bottom="0.212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P28" style:family="paragraph" style:parent-style-name="Standard">
      <style:paragraph-properties fo:text-align="justify" fo:break-before="auto" fo:line-height="107%" fo:margin-top="0cm" style:writing-mode="lr-tb"/>
    </style:style>
    <style:style style:name="T28_1" style:family="text"/>
    <style:style style:name="P29" style:family="paragraph" style:parent-style-name="Standard">
      <style:paragraph-properties fo:text-align="justify" fo:break-before="auto" fo:line-height="107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text-align="justify" fo:break-before="auto" fo:line-height="107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text-align="justify" fo:break-before="auto" fo:line-height="107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text-align="justify" fo:break-before="auto" fo:line-height="107%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text-align="justify" fo:break-before="auto" fo:line-height="107%" fo:margin-top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justify" fo:break-before="auto" fo:line-height="107%" fo:margin-top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text-align="justify" fo:break-before="auto" fo:line-height="107%" fo:margin-top="0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text-align="justify" fo:break-before="auto" fo:line-height="107%" fo:margin-bottom="0.212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P39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07%" fo:margin-bottom="0.212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text-indent="1.27cm" fo:line-height="107%" fo:margin-bottom="0.212cm" fo:margin-left="1.27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T41_13" style:family="text">
      <style:text-properties fo:font-weight="bold" style:font-weight-asian="bold" style:font-weight-complex="bold"/>
    </style:style>
    <style:style style:name="T41_14" style:family="text">
      <style:text-properties fo:font-weight="bold" style:font-weight-asian="bold" style:font-weight-complex="bold"/>
    </style:style>
    <style:style style:name="T41_15" style:family="text">
      <style:text-properties fo:font-weight="bold" style:font-weight-asian="bold" style:font-weight-complex="bold"/>
    </style:style>
    <style:style style:name="T41_16" style:family="text">
      <style:text-properties fo:font-weight="bold" style:font-weight-asian="bold" style:font-weight-complex="bold"/>
    </style:style>
    <style:style style:name="T41_17" style:family="text">
      <style:text-properties fo:font-weight="bold" style:font-weight-asian="bold" style:font-weight-complex="bold"/>
    </style:style>
    <style:style style:name="T41_18" style:family="text">
      <style:text-properties fo:font-weight="bold" style:font-weight-asian="bold" style:font-weight-complex="bold"/>
    </style:style>
    <style:style style:name="T41_19" style:family="text">
      <style:text-properties fo:font-weight="bold" style:font-weight-asian="bold" style:font-weight-complex="bold"/>
    </style:style>
    <style:style style:name="T41_20" style:family="text">
      <style:text-properties fo:font-weight="bold" style:font-weight-asian="bold" style:font-weight-complex="bold"/>
    </style:style>
    <style:style style:name="T41_21" style:family="text">
      <style:text-properties fo:font-weight="bold" style:font-weight-asian="bold" style:font-weight-complex="bold"/>
    </style:style>
    <style:style style:name="T41_22" style:family="text">
      <style:text-properties fo:font-weight="bold" style:font-weight-asian="bold" style:font-weight-complex="bold"/>
    </style:style>
    <style:style style:name="T41_23" style:family="text">
      <style:text-properties fo:font-weight="bold" style:font-weight-asian="bold" style:font-weight-complex="bold"/>
    </style:style>
    <style:style style:name="T41_24" style:family="text">
      <style:text-properties fo:font-weight="bold" style:font-weight-asian="bold" style:font-weight-complex="bold"/>
    </style:style>
    <style:style style:name="T41_25" style:family="text">
      <style:text-properties fo:font-weight="bold" style:font-weight-asian="bold" style:font-weight-complex="bold"/>
    </style:style>
    <style:style style:name="T41_26" style:family="text">
      <style:text-properties fo:font-weight="bold" style:font-weight-asian="bold" style:font-weight-complex="bold"/>
    </style:style>
    <style:style style:name="T41_27" style:family="text">
      <style:text-properties fo:font-weight="bold" style:font-weight-asian="bold" style:font-weight-complex="bold"/>
    </style:style>
    <style:style style:name="T41_28" style:family="text">
      <style:text-properties fo:font-weight="bold" style:font-weight-asian="bold" style:font-weight-complex="bold"/>
    </style:style>
    <style:style style:name="T41_29" style:family="text">
      <style:text-properties fo:font-weight="bold" style:font-weight-asian="bold" style:font-weight-complex="bold"/>
    </style:style>
    <style:style style:name="T41_30" style:family="text">
      <style:text-properties fo:font-weight="bold" style:font-weight-asian="bold" style:font-weight-complex="bold"/>
    </style:style>
    <style:style style:name="T41_31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font-size="7pt" style:font-size-asian="7pt" style:font-size-complex="7pt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07%" fo:margin-bottom="0.212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text-indent="-0.635cm" fo:line-height="115%" fo:margin-bottom="0cm" fo:margin-left="2.54cm" style:writing-mode="lr-tb"/>
    </style:style>
    <style:style style:name="T52_1" style:family="text"/>
    <style:style style:name="T52_2" style:family="text">
      <style:text-properties fo:font-size="7pt" style:font-size-asian="7pt" style:font-size-complex="7pt"/>
    </style:style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break-before="auto" fo:text-indent="-0.635cm" fo:line-height="115%" fo:margin-bottom="0cm" fo:margin-left="2.54cm" style:writing-mode="lr-tb"/>
    </style:style>
    <style:style style:name="T53_1" style:family="text"/>
    <style:style style:name="T53_2" style:family="text">
      <style:text-properties fo:font-size="7pt" style:font-size-asian="7pt" style:font-size-complex="7pt"/>
    </style:style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break-before="auto" fo:text-indent="-0.635cm" fo:line-height="115%" fo:margin-bottom="0cm" fo:margin-left="2.54cm" style:writing-mode="lr-tb"/>
    </style:style>
    <style:style style:name="T54_1" style:family="text"/>
    <style:style style:name="T54_2" style:family="text">
      <style:text-properties fo:font-size="7pt" style:font-size-asian="7pt" style:font-size-complex="7pt"/>
    </style:style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text-indent="-0.635cm" fo:line-height="115%" fo:margin-bottom="0cm" fo:margin-left="2.54cm" style:writing-mode="lr-tb"/>
    </style:style>
    <style:style style:name="T55_1" style:family="text"/>
    <style:style style:name="T55_2" style:family="text">
      <style:text-properties fo:font-size="7pt" style:font-size-asian="7pt" style:font-size-complex="7pt"/>
    </style:style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P5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57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58" style:family="paragraph" style:parent-style-name="Standard">
      <style:paragraph-properties fo:text-align="justify" fo:break-before="auto" fo:line-height="107%" fo:margin-bottom="0.212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0_1" style:family="text"/>
    <style:style style:name="P61" style:family="paragraph" style:parent-style-name="Standard">
      <style:paragraph-properties fo:text-align="justify" fo:break-before="auto" fo:line-height="107%" fo:margin-bottom="0.212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62_1" style:family="text"/>
    <style:style style:name="P63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3_1" style:family="text"/>
    <style:style style:name="T63_2" style:family="text">
      <style:text-properties fo:font-size="7pt" style:font-size-asian="7pt" style:font-size-complex="7pt"/>
    </style:style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P64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4_1" style:family="text"/>
    <style:style style:name="T64_2" style:family="text">
      <style:text-properties fo:font-size="7pt" style:font-size-asian="7pt" style:font-size-complex="7pt"/>
    </style:style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5_1" style:family="text"/>
    <style:style style:name="T65_2" style:family="text">
      <style:text-properties fo:font-size="7pt" style:font-size-asian="7pt" style:font-size-complex="7pt"/>
    </style:style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6_1" style:family="text"/>
    <style:style style:name="T66_2" style:family="text">
      <style:text-properties fo:font-size="7pt" style:font-size-asian="7pt" style:font-size-complex="7pt"/>
    </style:style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P67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7_1" style:family="text"/>
    <style:style style:name="P68" style:family="paragraph" style:parent-style-name="Standard">
      <style:paragraph-properties fo:text-align="justify" fo:break-before="auto" fo:line-height="107%" fo:margin-bottom="0.212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P69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euniaoRequisitosEDesenvolvimento</text:span><text:span text:style-name="T13_6">001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Projeto</text:span><text:span text:style-name="T20_2">:<text:s/></text:span><text:span text:style-name="T20_3">Sistema</text:span><text:span text:style-name="T20_4"><text:s/></text:span><text:span text:style-name="T20_5">de</text:span><text:span text:style-name="T20_6"><text:s/></text:span><text:span text:style-name="T20_7">Gestão</text:span><text:span text:style-name="T20_8"><text:s/></text:span><text:span text:style-name="T20_9">Bibliográfica</text:span></text:p>
      <text:p text:style-name="P21"><text:span text:style-name="T21_1">Número</text:span><text:span text:style-name="T21_2"><text:s/></text:span><text:span text:style-name="T21_3">da</text:span><text:span text:style-name="T21_4"><text:s/></text:span><text:span text:style-name="T21_5">Ata</text:span><text:span text:style-name="T21_6">:</text:span><text:span text:style-name="T21_7"><text:s/>00</text:span><text:span text:style-name="T21_8">1</text:span><text:span text:style-name="T21_9">.</text:span></text:p>
      <text:p text:style-name="P22"><text:span text:style-name="T22_1">Data</text:span><text:span text:style-name="T22_2"><text:s/></text:span><text:span text:style-name="T22_3">da</text:span><text:span text:style-name="T22_4"><text:s/></text:span><text:span text:style-name="T22_5">reunião</text:span><text:span text:style-name="T22_6">:</text:span><text:span text:style-name="T22_7"><text:s/></text:span><text:span text:style-name="T22_8">23</text:span><text:span text:style-name="T22_9">/11/2012</text:span><text:span text:style-name="T22_10">.</text:span></text:p>
      <text:p text:style-name="P23"><text:span text:style-name="T23_1">Local</text:span><text:span text:style-name="T23_2">:<text:s/></text:span><text:span text:style-name="T23_3">Centro</text:span><text:span text:style-name="T23_4"><text:s/></text:span><text:span text:style-name="T23_5">de</text:span><text:span text:style-name="T23_6"><text:s/></text:span><text:span text:style-name="T23_7">Aulas</text:span><text:span text:style-name="T23_8"><text:s/></text:span><text:span text:style-name="T23_9">A</text:span><text:span text:style-name="T23_10"><text:s/>-<text:s/></text:span><text:span text:style-name="T23_11">Sala</text:span><text:span text:style-name="T23_12"><text:s/>106.</text:span></text:p>
      <text:p text:style-name="P24"><text:span text:style-name="T24_1">Horário</text:span><text:span text:style-name="T24_2"><text:s/></text:span><text:span text:style-name="T24_3">de</text:span><text:span text:style-name="T24_4"><text:s/></text:span><text:span text:style-name="T24_5">Início</text:span><text:span text:style-name="T24_6">:</text:span><text:span text:style-name="T24_7"><text:s/></text:span><text:span text:style-name="T24_8">20</text:span><text:span text:style-name="T24_9">:00.</text:span><text:span text:style-name="T24_10"><text:s/></text:span><text:span text:style-name="T24_11">Horário</text:span><text:span text:style-name="T24_12"><text:s/></text:span><text:span text:style-name="T24_13">de</text:span><text:span text:style-name="T24_14"><text:s/></text:span><text:span text:style-name="T24_15">Término</text:span><text:span text:style-name="T24_16">:<text:s/>22:00.</text:span></text:p>
      <text:p text:style-name="P25"><text:span text:style-name="T25_1">Autor</text:span><text:span text:style-name="T25_2">:</text:span><text:span text:style-name="T25_3"><text:s/></text:span><text:span text:style-name="T25_4">José</text:span><text:span text:style-name="T25_5"><text:s/></text:span><text:span text:style-name="T25_6">Leonardo</text:span></text:p>
      <text:p text:style-name="P26"/>
      <text:p text:style-name="P27"><text:span text:style-name="T27_1">Participantes</text:span><text:span text:style-name="T27_2"><text:s/></text:span><text:span text:style-name="T27_3">Presentes</text:span><text:span text:style-name="T27_4">:</text:span></text:p>
      <text:list text:style-name="LS1" xml:id="list0">
        <text:list-item>
          <text:p text:style-name="P28"><text:span text:style-name="T28_1">Igor</text:span></text:p>
        </text:list-item>
        <text:list-item>
          <text:p text:style-name="P29"><text:span text:style-name="T29_1">José</text:span><text:span text:style-name="T29_2"><text:s/></text:span><text:span text:style-name="T29_3">Leonardo</text:span><text:span text:style-name="T29_4">;</text:span></text:p>
        </text:list-item>
        <text:list-item>
          <text:p text:style-name="P30"><text:span text:style-name="T30_1">Bruno</text:span><text:span text:style-name="T30_2"><text:s/></text:span><text:span text:style-name="T30_3">Marchetti</text:span></text:p>
        </text:list-item>
        <text:list-item>
          <text:p text:style-name="P31"><text:span text:style-name="T31_1">Marco</text:span><text:span text:style-name="T31_2"><text:s/></text:span><text:span text:style-name="T31_3">Aurélio</text:span><text:span text:style-name="T31_4">;</text:span></text:p>
        </text:list-item>
        <text:list-item>
          <text:p text:style-name="P32"><text:span text:style-name="T32_1">Bruno</text:span><text:span text:style-name="T32_2"><text:s/></text:span><text:span text:style-name="T32_3">Blumenschein</text:span></text:p>
        </text:list-item>
        <text:list-item>
          <text:p text:style-name="P33"><text:span text:style-name="T33_1">Allan</text:span><text:span text:style-name="T33_2"><text:s/></text:span><text:span text:style-name="T33_3">Vieira</text:span></text:p>
        </text:list-item>
        <text:list-item>
          <text:p text:style-name="P34"><text:span text:style-name="T34_1">Diogo</text:span><text:span text:style-name="T34_2"><text:s/></text:span><text:span text:style-name="T34_3">Teodoro</text:span></text:p>
        </text:list-item>
        <text:list-item>
          <text:p text:style-name="P35"><text:span text:style-name="T35_1">Cássio</text:span><text:span text:style-name="T35_2"><text:s/></text:span><text:span text:style-name="T35_3">Augusto</text:span></text:p>
        </text:list-item>
        <text:list-item>
          <text:p text:style-name="P36"><text:span text:style-name="T36_1">Vinícius</text:span><text:span text:style-name="T36_2"><text:s/></text:span><text:span text:style-name="T36_3">Braga</text:span></text:p>
        </text:list-item>
      </text:list>
      <text:p text:style-name="P37"><text:span text:style-name="T37_1">Pauta</text:span><text:span text:style-name="T37_2">:</text:span></text:p>
      <text:list text:style-name="LS2" xml:id="list9">
        <text:list-item>
          <text:p text:style-name="P38"><text:span text:style-name="T38_1">Alinhamento</text:span><text:span text:style-name="T38_2"><text:s/></text:span><text:span text:style-name="T38_3">dos</text:span><text:span text:style-name="T38_4"><text:s/></text:span><text:span text:style-name="T38_5">requisitos</text:span><text:span text:style-name="T38_6">,<text:s/></text:span><text:span text:style-name="T38_7">com</text:span><text:span text:style-name="T38_8"><text:s/></text:span><text:span text:style-name="T38_9">os</text:span><text:span text:style-name="T38_10"><text:s/></text:span><text:span text:style-name="T38_11">protótipos</text:span><text:span text:style-name="T38_12">,<text:s/></text:span><text:span text:style-name="T38_13">com</text:span><text:span text:style-name="T38_14"><text:s/></text:span><text:span text:style-name="T38_15">o</text:span><text:span text:style-name="T38_16"><text:s/></text:span><text:span text:style-name="T38_17">banco</text:span><text:span text:style-name="T38_18"><text:s/></text:span><text:span text:style-name="T38_19">de</text:span><text:span text:style-name="T38_20"><text:s/></text:span><text:span text:style-name="T38_21">dados</text:span><text:span text:style-name="T38_22"><text:s/></text:span><text:span text:style-name="T38_23">e</text:span><text:span text:style-name="T38_24"><text:s/></text:span><text:span text:style-name="T38_25">com</text:span><text:span text:style-name="T38_26"><text:s/></text:span><text:span text:style-name="T38_27">o</text:span><text:span text:style-name="T38_28"><text:s/></text:span><text:span text:style-name="T38_29">desenvolvimento</text:span></text:p>
        </text:list-item>
      </text:list>
      <text:p text:style-name="P39"><text:span text:style-name="T39_1"> </text:span></text:p>
      <text:p text:style-name="P40"><text:span text:style-name="T40_1">Registro</text:span><text:span text:style-name="T40_2"><text:s/></text:span><text:span text:style-name="T40_3">de</text:span><text:span text:style-name="T40_4"><text:s/></text:span><text:span text:style-name="T40_5">Decisões</text:span><text:span text:style-name="T40_6">:</text:span></text:p>
      <text:p text:style-name="P41"><text:span text:style-name="T41_1">Items</text:span><text:span text:style-name="T41_2"><text:s/></text:span><text:span text:style-name="T41_3">referentes</text:span><text:span text:style-name="T41_4"><text:s/></text:span><text:span text:style-name="T41_5">às</text:span><text:span text:style-name="T41_6"><text:s/></text:span><text:span text:style-name="T41_7">histórias</text:span><text:span text:style-name="T41_8"><text:s/></text:span><text:span text:style-name="T41_9">I</text:span><text:span text:style-name="T41_10">,<text:s/></text:span><text:span text:style-name="T41_11">III</text:span><text:span text:style-name="T41_12"><text:s/></text:span><text:span text:style-name="T41_13">e</text:span><text:span text:style-name="T41_14"><text:s/></text:span><text:span text:style-name="T41_15">IV</text:span><text:span text:style-name="T41_16"><text:s/></text:span><text:span text:style-name="T41_17">que</text:span><text:span text:style-name="T41_18"><text:s/></text:span><text:span text:style-name="T41_19">foram</text:span><text:span text:style-name="T41_20"><text:s/></text:span><text:span text:style-name="T41_21">validadas</text:span><text:span text:style-name="T41_22"><text:s/></text:span><text:span text:style-name="T41_23">pelo</text:span><text:span text:style-name="T41_24"><text:s/></text:span><text:span text:style-name="T41_25">fornecedor</text:span><text:span text:style-name="T41_26"><text:s/></text:span><text:span text:style-name="T41_27">para</text:span><text:span text:style-name="T41_28"><text:s/></text:span><text:span text:style-name="T41_29">a</text:span><text:span text:style-name="T41_30"><text:s/></text:span><text:span text:style-name="T41_31">iteração</text:span></text:p>
      <text:list text:style-name="LS3" xml:id="list10">
        <text:list-item>
          <text:p text:style-name="P42"><text:span text:style-name="T42_1">Validação</text:span><text:span text:style-name="T42_2"><text:s/></text:span><text:span text:style-name="T42_3">de</text:span><text:span text:style-name="T42_4"><text:s/></text:span><text:span text:style-name="T42_5">cadastro</text:span><text:span text:style-name="T42_6"><text:s/></text:span><text:span text:style-name="T42_7">de</text:span><text:span text:style-name="T42_8"><text:s/></text:span><text:span text:style-name="T42_9">livros</text:span><text:span text:style-name="T42_10"><text:s/></text:span><text:span text:style-name="T42_11">com</text:span><text:span text:style-name="T42_12"><text:s/></text:span><text:span text:style-name="T42_13">base</text:span><text:span text:style-name="T42_14"><text:s/></text:span><text:span text:style-name="T42_15">no</text:span><text:span text:style-name="T42_16"><text:s/></text:span><text:span text:style-name="T42_17">titulo</text:span><text:span text:style-name="T42_18"><text:s/></text:span><text:span text:style-name="T42_19">e</text:span><text:span text:style-name="T42_20"><text:s/></text:span><text:span text:style-name="T42_21">autor</text:span><text:span text:style-name="T42_22">;</text:span></text:p>
        </text:list-item>
        <text:list-item>
          <text:p text:style-name="P43"><text:span text:style-name="T43_1">Mais</text:span><text:span text:style-name="T43_2"><text:s/></text:span><text:span text:style-name="T43_3">de</text:span><text:span text:style-name="T43_4"><text:s/></text:span><text:span text:style-name="T43_5">um</text:span><text:span text:style-name="T43_6"><text:s/></text:span><text:span text:style-name="T43_7">autor</text:span><text:span text:style-name="T43_8"><text:s/></text:span><text:span text:style-name="T43_9">poderá</text:span><text:span text:style-name="T43_10"><text:s/></text:span><text:span text:style-name="T43_11">ser</text:span><text:span text:style-name="T43_12"><text:s/></text:span><text:span text:style-name="T43_13">vinculado</text:span><text:span text:style-name="T43_14"><text:s/></text:span><text:span text:style-name="T43_15">a</text:span><text:span text:style-name="T43_16"><text:s/></text:span><text:span text:style-name="T43_17">um</text:span><text:span text:style-name="T43_18"><text:s/></text:span><text:span text:style-name="T43_19">livro</text:span><text:span text:style-name="T43_20">;</text:span></text:p>
        </text:list-item>
        <text:list-item>
          <text:p text:style-name="P44"><text:span text:style-name="T44_1">Deve</text:span><text:span text:style-name="T44_2"><text:s/></text:span><text:span text:style-name="T44_3">ter</text:span><text:span text:style-name="T44_4"><text:s/></text:span><text:span text:style-name="T44_5">tabela</text:span><text:span text:style-name="T44_6"><text:s/></text:span><text:span text:style-name="T44_7">para</text:span><text:span text:style-name="T44_8"><text:s/></text:span><text:span text:style-name="T44_9">inserir</text:span><text:span text:style-name="T44_10"><text:s/></text:span><text:span text:style-name="T44_11">autor</text:span><text:span text:style-name="T44_12">;</text:span></text:p>
        </text:list-item>
        <text:list-item>
          <text:p text:style-name="P45"><text:span text:style-name="T45_1">Deve</text:span><text:span text:style-name="T45_2"><text:s/></text:span><text:span text:style-name="T45_3">ter</text:span><text:span text:style-name="T45_4"><text:s/></text:span><text:span text:style-name="T45_5">tabela</text:span><text:span text:style-name="T45_6"><text:s/></text:span><text:span text:style-name="T45_7">para</text:span><text:span text:style-name="T45_8"><text:s/></text:span><text:span text:style-name="T45_9">editora</text:span><text:span text:style-name="T45_10">;</text:span></text:p>
        </text:list-item>
        <text:list-item>
          <text:p text:style-name="P46"><text:span text:style-name="T46_1">No</text:span><text:span text:style-name="T46_2"><text:s/></text:span><text:span text:style-name="T46_3">ato</text:span><text:span text:style-name="T46_4"><text:s/></text:span><text:span text:style-name="T46_5">do</text:span><text:span text:style-name="T46_6"><text:s/></text:span><text:span text:style-name="T46_7">cadastro</text:span><text:span text:style-name="T46_8"><text:s/></text:span><text:span text:style-name="T46_9">de</text:span><text:span text:style-name="T46_10"><text:s/></text:span><text:span text:style-name="T46_11">livro</text:span><text:span text:style-name="T46_12"><text:s/></text:span><text:span text:style-name="T46_13">será</text:span><text:span text:style-name="T46_14"><text:s/></text:span><text:span text:style-name="T46_15">cadastrado</text:span><text:span text:style-name="T46_16"><text:s/></text:span><text:span text:style-name="T46_17">autor</text:span><text:span text:style-name="T46_18"><text:s/></text:span><text:span text:style-name="T46_19">e</text:span><text:span text:style-name="T46_20"><text:s/></text:span><text:span text:style-name="T46_21">editora</text:span><text:span text:style-name="T46_22">;</text:span></text:p>
        </text:list-item>
        <text:list-item>
          <text:p text:style-name="P47"><text:span text:style-name="T47_1">Cadastro</text:span><text:span text:style-name="T47_2"><text:s/></text:span><text:span text:style-name="T47_3">de</text:span><text:span text:style-name="T47_4"><text:s/></text:span><text:span text:style-name="T47_5">Livros</text:span><text:span text:style-name="T47_6">,<text:s/></text:span><text:span text:style-name="T47_7">disciplinas</text:span><text:span text:style-name="T47_8">,<text:s/></text:span><text:span text:style-name="T47_9">vínculos</text:span><text:span text:style-name="T47_10"><text:s/></text:span><text:span text:style-name="T47_11">de</text:span><text:span text:style-name="T47_12"><text:s/></text:span><text:span text:style-name="T47_13">livros</text:span><text:span text:style-name="T47_14"><text:s/></text:span><text:span text:style-name="T47_15">e</text:span><text:span text:style-name="T47_16"><text:s/></text:span><text:span text:style-name="T47_17">disciplinas</text:span><text:span text:style-name="T47_18"><text:s/></text:span><text:span text:style-name="T47_19">serão</text:span><text:span text:style-name="T47_20"><text:s/></text:span><text:span text:style-name="T47_21">cadastrado</text:span><text:span text:style-name="T47_22"><text:s/></text:span><text:span text:style-name="T47_23">em</text:span><text:span text:style-name="T47_24"><text:s/></text:span><text:span text:style-name="T47_25">formulários</text:span><text:span text:style-name="T47_26"><text:s/></text:span><text:span text:style-name="T47_27">diferentes</text:span><text:span text:style-name="T47_28">;</text:span></text:p>
        </text:list-item>
        <text:list-item>
          <text:p text:style-name="P48"><text:span text:style-name="T48_1"><text:s/></text:span><text:span text:style-name="T48_2">Incluir</text:span><text:span text:style-name="T48_3"><text:s/></text:span><text:span text:style-name="T48_4">tarefa</text:span><text:span text:style-name="T48_5"><text:s/></text:span><text:span text:style-name="T48_6">para</text:span><text:span text:style-name="T48_7"><text:s/></text:span><text:span text:style-name="T48_8">cadastrar</text:span><text:span text:style-name="T48_9"><text:s/></text:span><text:span text:style-name="T48_10">disciplinas</text:span></text:p>
        </text:list-item>
      </text:list>
      <text:p text:style-name="P49"/>
      <text:p text:style-name="P50"><text:span text:style-name="T50_1">Compromissos</text:span><text:span text:style-name="T50_2">:</text:span></text:p>
      <text:p text:style-name="P51"><text:span text:style-name="T51_1"> </text:span><text:span text:style-name="T51_2">Implementações</text:span><text:span text:style-name="T51_3"><text:s/></text:span><text:span text:style-name="T51_4">futuras</text:span></text:p>
      <text:p text:style-name="P52"><text:span text:style-name="T52_1">1.</text:span><text:span text:style-name="T52_2"><text:s text:c="7"/></text:span><text:span text:style-name="T52_3">Rotina</text:span><text:span text:style-name="T52_4"><text:s/></text:span><text:span text:style-name="T52_5">de</text:span><text:span text:style-name="T52_6"><text:s/></text:span><text:span text:style-name="T52_7">manutenção</text:span><text:span text:style-name="T52_8"><text:s/></text:span><text:span text:style-name="T52_9">de</text:span><text:span text:style-name="T52_10"><text:s/></text:span><text:span text:style-name="T52_11">autor</text:span><text:span text:style-name="T52_12">;</text:span></text:p>
      <text:p text:style-name="P53"><text:span text:style-name="T53_1">2.</text:span><text:span text:style-name="T53_2"><text:s text:c="7"/></text:span><text:span text:style-name="T53_3">Rotina</text:span><text:span text:style-name="T53_4"><text:s/></text:span><text:span text:style-name="T53_5">de</text:span><text:span text:style-name="T53_6"><text:s/></text:span><text:span text:style-name="T53_7">manutenção</text:span><text:span text:style-name="T53_8"><text:s/></text:span><text:span text:style-name="T53_9">de</text:span><text:span text:style-name="T53_10"><text:s/></text:span><text:span text:style-name="T53_11">editor</text:span><text:span text:style-name="T53_12">;</text:span></text:p>
      <text:p text:style-name="P54"><text:span text:style-name="T54_1">3.</text:span><text:span text:style-name="T54_2"><text:s text:c="7"/></text:span><text:span text:style-name="T54_3">Rotina</text:span><text:span text:style-name="T54_4"><text:s/></text:span><text:span text:style-name="T54_5">de</text:span><text:span text:style-name="T54_6"><text:s/></text:span><text:span text:style-name="T54_7">gerenciamento</text:span><text:span text:style-name="T54_8"><text:s/></text:span><text:span text:style-name="T54_9">de</text:span><text:span text:style-name="T54_10"><text:s/></text:span><text:span text:style-name="T54_11">vinculo</text:span><text:span text:style-name="T54_12">;</text:span></text:p>
      <text:p text:style-name="P55"><text:span text:style-name="T55_1">4.</text:span><text:span text:style-name="T55_2"><text:s text:c="7"/></text:span><text:span text:style-name="T55_3">Implementar</text:span><text:span text:style-name="T55_4"><text:s/></text:span><text:span text:style-name="T55_5">regras</text:span><text:span text:style-name="T55_6"><text:s/></text:span><text:span text:style-name="T55_7">de</text:span><text:span text:style-name="T55_8"><text:s/></text:span><text:span text:style-name="T55_9">acesso</text:span><text:span text:style-name="T55_10"><text:s/></text:span><text:span text:style-name="T55_11">às</text:span><text:span text:style-name="T55_12"><text:s/></text:span><text:span text:style-name="T55_13">rotinas</text:span><text:span text:style-name="T55_14"><text:s/></text:span><text:span text:style-name="T55_15">do</text:span><text:span text:style-name="T55_16"><text:s/></text:span><text:span text:style-name="T55_17">sistema</text:span><text:span text:style-name="T55_18"><text:s/></text:span><text:span text:style-name="T55_19">com</text:span><text:span text:style-name="T55_20"><text:s/></text:span><text:span text:style-name="T55_21">base</text:span><text:span text:style-name="T55_22"><text:s/></text:span><text:span text:style-name="T55_23">no</text:span><text:span text:style-name="T55_24"><text:s/></text:span><text:span text:style-name="T55_25">tipo</text:span><text:span text:style-name="T55_26"><text:s/></text:span><text:span text:style-name="T55_27">da</text:span><text:span text:style-name="T55_28"><text:s/></text:span><text:span text:style-name="T55_29">conta</text:span><text:span text:style-name="T55_30">;</text:span></text:p>
      <text:p text:style-name="P56"/>
      <text:p text:style-name="P57"/>
      <text:p text:style-name="P58"><text:span text:style-name="T58_1">Itens</text:span><text:span text:style-name="T58_2"><text:s/></text:span><text:span text:style-name="T58_3">Não</text:span><text:span text:style-name="T58_4"><text:s/></text:span><text:span text:style-name="T58_5">Resolvidos</text:span><text:span text:style-name="T58_6">:</text:span></text:p>
      <text:list text:style-name="LS4" xml:id="list17">
        <text:list-item>
          <text:p text:style-name="P59"><text:span text:style-name="T59_1">Não</text:span><text:span text:style-name="T59_2"><text:s/></text:span><text:span text:style-name="T59_3">houveram</text:span><text:span text:style-name="T59_4"><text:s/></text:span><text:span text:style-name="T59_5">itens</text:span><text:span text:style-name="T59_6"><text:s/></text:span><text:span text:style-name="T59_7">não</text:span><text:span text:style-name="T59_8"><text:s/></text:span><text:span text:style-name="T59_9">resolvidos</text:span><text:span text:style-name="T59_10"><text:s/></text:span><text:span text:style-name="T59_11">nesta</text:span><text:span text:style-name="T59_12"><text:s/></text:span><text:span text:style-name="T59_13">reunião</text:span><text:span text:style-name="T59_14">.</text:span></text:p>
        </text:list-item>
      </text:list>
      <text:p text:style-name="P60"><text:span text:style-name="T60_1"> </text:span></text:p>
      <text:p text:style-name="P61"><text:span text:style-name="T61_1">Observações</text:span><text:span text:style-name="T61_2">:</text:span></text:p>
      <text:list text:style-name="LS5" xml:id="list18">
        <text:list-item>
          <text:p text:style-name="P62"><text:span text:style-name="T62_1">Impedimentos</text:span></text:p>
        </text:list-item>
      </text:list>
      <text:p text:style-name="P63"><text:span text:style-name="T63_1">1.</text:span><text:span text:style-name="T63_2"><text:s text:c="7"/></text:span><text:span text:style-name="T63_3">Artfactory</text:span><text:span text:style-name="T63_4"><text:s/></text:span><text:span text:style-name="T63_5">está</text:span><text:span text:style-name="T63_6"><text:s/></text:span><text:span text:style-name="T63_7">fora</text:span><text:span text:style-name="T63_8">,<text:s/></text:span><text:span text:style-name="T63_9">o</text:span><text:span text:style-name="T63_10"><text:s/></text:span><text:span text:style-name="T63_11">que</text:span><text:span text:style-name="T63_12"><text:s/></text:span><text:span text:style-name="T63_13">está</text:span><text:span text:style-name="T63_14"><text:s/></text:span><text:span text:style-name="T63_15">impedindo</text:span><text:span text:style-name="T63_16"><text:s/></text:span><text:span text:style-name="T63_17">o</text:span><text:span text:style-name="T63_18"><text:s/></text:span><text:span text:style-name="T63_19">desenvolvimento</text:span><text:span text:style-name="T63_20"><text:s/></text:span><text:span text:style-name="T63_21">com</text:span><text:span text:style-name="T63_22"><text:s/></text:span><text:span text:style-name="T63_23">relação</text:span><text:span text:style-name="T63_24"><text:s/></text:span><text:span text:style-name="T63_25">às</text:span><text:span text:style-name="T63_26"><text:s/></text:span><text:span text:style-name="T63_27">dependências</text:span><text:span text:style-name="T63_28"><text:s/>(</text:span><text:span text:style-name="T63_29">não</text:span><text:span text:style-name="T63_30"><text:s/></text:span><text:span text:style-name="T63_31">está</text:span><text:span text:style-name="T63_32"><text:s/></text:span><text:span text:style-name="T63_33">configurado</text:span><text:span text:style-name="T63_34">);</text:span></text:p>
      <text:p text:style-name="P64"><text:span text:style-name="T64_1">2.</text:span><text:span text:style-name="T64_2"><text:s text:c="7"/></text:span><text:span text:style-name="T64_3">Configuração</text:span><text:span text:style-name="T64_4"><text:s/></text:span><text:span text:style-name="T64_5">do</text:span><text:span text:style-name="T64_6"><text:s/></text:span><text:span text:style-name="T64_7">Sonar</text:span><text:span text:style-name="T64_8">;</text:span></text:p>
      <text:p text:style-name="P65"><text:span text:style-name="T65_1">3.</text:span><text:span text:style-name="T65_2"><text:s text:c="7"/></text:span><text:span text:style-name="T65_3">Configuração</text:span><text:span text:style-name="T65_4"><text:s/></text:span><text:span text:style-name="T65_5">do</text:span><text:span text:style-name="T65_6"><text:s/></text:span><text:span text:style-name="T65_7">Hudson</text:span><text:span text:style-name="T65_8">;</text:span></text:p>
      <text:p text:style-name="P66"><text:span text:style-name="T66_1">4.</text:span><text:span text:style-name="T66_2"><text:s text:c="7"/></text:span><text:span text:style-name="T66_3"><text:s/></text:span><text:span text:style-name="T66_4">Não</text:span><text:span text:style-name="T66_5"><text:s/></text:span><text:span text:style-name="T66_6">está</text:span><text:span text:style-name="T66_7"><text:s/></text:span><text:span text:style-name="T66_8">permitindo</text:span><text:span text:style-name="T66_9"><text:s/></text:span><text:span text:style-name="T66_10">editar</text:span><text:span text:style-name="T66_11"><text:s/></text:span><text:span text:style-name="T66_12">o</text:span><text:span text:style-name="T66_13"><text:s/></text:span><text:span text:style-name="T66_14">percentual</text:span><text:span text:style-name="T66_15"><text:s/></text:span><text:span text:style-name="T66_16">de</text:span><text:span text:style-name="T66_17"><text:s/></text:span><text:span text:style-name="T66_18">conclusão</text:span><text:span text:style-name="T66_19"><text:s/></text:span><text:span text:style-name="T66_20">das</text:span><text:span text:style-name="T66_21"><text:s/></text:span><text:span text:style-name="T66_22">atividades</text:span><text:span text:style-name="T66_23">;</text:span></text:p>
      <text:p text:style-name="P67"><text:span text:style-name="T67_1"> </text:span></text:p>
      <text:p text:style-name="P68"><text:span text:style-name="T68_1">Próxima</text:span><text:span text:style-name="T68_2"><text:s/></text:span><text:span text:style-name="T68_3">Reunião</text:span><text:span text:style-name="T68_4">:</text:span><text:span text:style-name="T68_5"><text:s/></text:span><text:span text:style-name="T68_6">Ainda</text:span><text:span text:style-name="T68_7"><text:s/></text:span><text:span text:style-name="T68_8">não</text:span><text:span text:style-name="T68_9"><text:s/></text:span><text:span text:style-name="T68_10">definida</text:span><text:span text:style-name="T68_11">.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RequisitosEDesenvolvimento</text:span><text:span text:style-name="T4_6">001<text:s text:c="3"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